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25cm" fo:text-align="end" style:justify-single-word="false" fo:text-indent="0cm" style:auto-text-indent="false"/>
      <style:text-properties fo:font-size="16pt" fo:language="de" fo:country="DE" style:font-size-asian="16pt" style:font-size-complex="16pt"/>
    </style:style>
    <style:style style:name="P2" style:family="paragraph" style:parent-style-name="Standard">
      <style:paragraph-properties fo:margin-left="0cm" fo:margin-right="0.025cm" fo:text-align="justify" style:justify-single-word="false" fo:text-indent="0cm" style:auto-text-indent="false"/>
      <style:text-properties fo:font-size="12pt" fo:language="de" fo:country="DE" style:font-size-asian="12pt" style:font-size-complex="12pt"/>
    </style:style>
    <style:style style:name="P3" style:family="paragraph" style:parent-style-name="Standard">
      <style:paragraph-properties fo:margin-left="0cm" fo:margin-right="0.025cm" fo:text-align="end" style:justify-single-word="false" fo:text-indent="0cm" style:auto-text-indent="false"/>
      <style:text-properties fo:font-size="14pt" fo:language="de" fo:country="DE" fo:font-weight="bold" style:font-size-asian="14pt" style:font-weight-asian="bold" style:font-size-complex="14pt" style:font-weight-complex="bold"/>
    </style:style>
    <style:style style:name="P4" style:family="paragraph" style:parent-style-name="Standard">
      <style:paragraph-properties fo:margin-left="0cm" fo:margin-right="0.025cm" fo:text-align="justify" style:justify-single-word="false" fo:text-indent="0cm" style:auto-text-indent="false"/>
      <style:text-properties fo:font-size="14pt" fo:language="de" fo:country="DE" fo:font-weight="bold" style:font-size-asian="14pt" style:font-weight-asian="bold" style:font-size-complex="14pt" style:font-weight-complex="bold"/>
    </style:style>
    <style:style style:name="P5" style:family="paragraph" style:parent-style-name="Standard" style:master-page-name="">
      <style:paragraph-properties fo:margin-left="0cm" fo:margin-right="0.025cm" fo:text-align="end" style:justify-single-word="false" fo:text-indent="0cm" style:auto-text-indent="false" style:page-number="auto"/>
      <style:text-properties fo:font-size="16pt" fo:language="de" fo:country="DE" style:font-size-asian="16pt" style:font-size-complex="16pt"/>
    </style:style>
    <style:style style:name="P6" style:family="paragraph" style:parent-style-name="Standard">
      <style:paragraph-properties fo:margin-left="0cm" fo:margin-right="0.025cm" fo:text-align="justify" style:justify-single-word="false" fo:text-indent="0cm" style:auto-text-indent="false"/>
      <style:text-properties fo:font-size="12pt" fo:language="de" fo:country="DE" style:font-size-asian="12pt" style:font-size-complex="12pt"/>
    </style:style>
    <style:style style:name="P7" style:family="paragraph" style:parent-style-name="Standard">
      <style:paragraph-properties fo:margin-left="0cm" fo:margin-right="0.025cm" fo:text-align="justify" style:justify-single-word="false" fo:text-indent="0cm" style:auto-text-indent="false"/>
      <style:text-properties fo:font-size="12pt" fo:language="de" fo:country="DE" fo:font-weight="bold" style:font-size-asian="12pt" style:font-weight-asian="bold" style:font-size-complex="12pt" style:font-weight-complex="bold"/>
    </style:style>
    <style:style style:name="P8" style:family="paragraph" style:parent-style-name="Standard">
      <style:paragraph-properties fo:margin-left="0cm" fo:margin-right="0.025cm" fo:text-align="end" style:justify-single-word="false" fo:text-indent="0cm" style:auto-text-indent="false"/>
      <style:text-properties fo:font-size="16pt" fo:language="de" fo:country="DE" fo:font-weight="bold" style:font-size-asian="16pt" style:font-weight-asian="bold" style:font-size-complex="16pt" style:font-weight-complex="bold"/>
    </style:style>
    <style:style style:name="T1" style:family="text">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8">6a. Fazit <text:s text:c="4"/></text:p>
      <text:p text:style-name="P8"/>
      <text:p text:style-name="P8"/>
      <text:p text:style-name="P2"><text:span text:style-name="T1">6.1 Ausblick</text:span> <text:s text:c="4"/></text:p>
      <text:p text:style-name="P2"/>
      <text:p text:style-name="P2"/>
      <text:p text:style-name="P2">Die bereitgestellte Architektur gewährleistet die Erweiterbarkeit des Systems. Durch das hinzukommen von neuen technisch fortgeschrittenen und komplexeren Komponenten könnte <text:s/>das System mit Hilfe der vorgestellten Add-ons angepasst werden. Mit zunehmender Funktionalität kann es dann auch in anderen Alltagsbereichen eingesetzt werden.</text:p>
      <text:p text:style-name="P2"/>
      <text:p text:style-name="P2">Mit einer Schnittstelle zu weiteren Sensoren besteht das Potenzial, das System auch in vielen Räumen verteilt zu nutzen. <text:s/>So eine Bereicherung würde den Benutzer noch mehr Komfort bieten können.</text:p>
      <text:p text:style-name="P2"/>
      <text:p text:style-name="P2">In kommender Zeit werden Tiefensensoren mit neueren Technologien ausgestattet sein, womit sich die Tracking-Genauigkeit enorm verbessern wird. Mit der Schnittstelle zu OpenNI (Abschnitt 4.2.2) können modernere Sensoren auch im System dieser Arbeit verwendet werden. Auf diese Weise können die in Abschnitt 5.1 und 5.2, beschrieben Probleme behoben werden. </text:p>
      <text:p text:style-name="P7"/>
      <text:p text:style-name="P3"/>
      <text:p text:style-name="P4">6.2 Zusammenfassung</text:p>
      <text:p text:style-name="P4"/>
      <text:p text:style-name="P4"/>
      <text:p text:style-name="P2">Im Rahmen dieser Arbeit ist es gelungen ein gestenbasiertes System zur Ansteuerung von schaltbaren Komponenten zu entwickeln. Durch planmäßige und <text:s/>konsequente Konzeption konnten alle Anforderungen erfüllt werden, sodass es im jetzigen Entwicklungsstand im Wohnalltag etabliert und für die Bewältigung von Tätigkeiten benutzt werden kann. </text:p>
      <text:p text:style-name="P2"/>
      <text:p text:style-name="P2">Mit der entwickelten Kommunikations-Schnittstelle zu OpenHAB ist ein hohes Maß an <text:s/>Flexibilität erreicht worden, indem das System mit vielen Komponenten kombiniert werden kann.</text:p>
      <text:p text:style-name="P2"/>
      <text:p text:style-name="P2">Die Gesten, die dem Benutzer zur Interaktion mit dem System zur Verfügung stehen, gleichen denen, die Personen zur Kommunikation nutzen. So wurde erreicht, das System auf einer möglichst intuitiv bedienbare Ebene zu implementieren. Diese Tatsache wurde durch die Nutzerstudie bestätigt.</text:p>
      <text:p text:style-name="P2"/>
      <text:p text:style-name="P2">Diese Arbeit konnte mit der Realisierung des Systems zeigen, wie technische Unterstürzung im Alltag mit gestenbasierte Funktionalität erweitert werden konnte. Anhand der vorgestellten Studie konnte nachgewiesen werden, dass diese Funktionalität Komfort und Bequemlichkeit einbring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08T10:26:17.98</meta:creation-date>
    <dc:date>2014-08-11T02:53:56.79</dc:date>
    <meta:editing-duration>PT14H48M25S</meta:editing-duration>
    <meta:editing-cycles>11</meta:editing-cycles>
    <meta:generator>OpenOffice/4.1.0$Win32 OpenOffice.org_project/410m18$Build-9764</meta:generator>
    <meta:document-statistic meta:table-count="0" meta:image-count="0" meta:object-count="0" meta:page-count="1" meta:paragraph-count="10" meta:word-count="264" meta:character-count="2018"/>
  </office:meta>
</office:document-meta>
</file>